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204" officeooo:paragraph-rsid="00123204"/>
    </style:style>
    <style:style style:name="P2" style:family="paragraph" style:parent-style-name="Standard">
      <style:text-properties officeooo:rsid="00123204" officeooo:paragraph-rsid="00123204"/>
    </style:style>
    <style:style style:name="P3" style:family="paragraph" style:parent-style-name="Standard">
      <style:text-properties officeooo:rsid="00123204" officeooo:paragraph-rsid="0014af30"/>
    </style:style>
    <style:style style:name="P4" style:family="paragraph" style:parent-style-name="Standard">
      <style:text-properties officeooo:rsid="0014af30" officeooo:paragraph-rsid="0014af30"/>
    </style:style>
    <style:style style:name="P5" style:family="paragraph" style:parent-style-name="Standard">
      <style:text-properties fo:font-size="12pt" officeooo:rsid="0014af30" officeooo:paragraph-rsid="0014af30" style:font-size-asian="10.5pt" style:font-size-complex="12pt"/>
    </style:style>
    <style:style style:name="P6" style:family="paragraph" style:parent-style-name="Standard">
      <style:text-properties officeooo:rsid="00164667" officeooo:paragraph-rsid="00164667"/>
    </style:style>
    <style:style style:name="T1" style:family="text">
      <style:text-properties officeooo:rsid="0014af30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4af30" style:font-size-asian="12pt" style:font-size-complex="12pt"/>
    </style:style>
    <style:style style:name="T4" style:family="text">
      <style:text-properties officeooo:rsid="00164667"/>
    </style:style>
    <style:style style:name="T5" style:family="text">
      <style:text-properties officeooo:rsid="0016b2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лайд 1</text:p>
      <text:p text:style-name="P4">Здравствуйте, меня зовут Елизавета, тема моей курсовой «Редактор для расширяемых эссе», научный руководитель Панфёров Антон Александрович</text:p>
      <text:p text:style-name="P1"/>
      <text:p text:style-name="P3">Слайд 2</text:p>
      <text:p text:style-name="P5"/>
      <text:p text:style-name="P4">Про расширяемое эссе можно подробнее почитать у авторов, ссылка внизу слайда. Они являются разработчиками программы, которая собственно создает расширяемые эссе, я в кратце расскажу, что это.</text:p>
      <text:p text:style-name="P3"><text:span text:style-name="T3">Расширяемое эссе — это </text:span><text:span text:style-name="T2">краткое изложение материала, где для некоторых фрагментов возможно получить более подробную информацию, то есть расширение данного фрагмента</text:span></text:p>
      <text:p text:style-name="P1"/>
      <text:p text:style-name="P4">Расширения бывают разного типа. Разные виды и их обозначения можно увидеть на слайде</text:p>
      <text:p text:style-name="P1">+ – сказать подробнее,</text:p>
      <text:p text:style-name="P1">: – привести пример,</text:p>
      <text:p text:style-name="P1">[ ] – указать, где об этом можно прочесть,</text:p>
      <text:p text:style-name="P1">T – задать контрольный вопрос с проверкой ответа.</text:p>
      <text:p text:style-name="P1">Посмотрим на небольшой пример такого эссе</text:p>
      <text:p text:style-name="P1"/>
      <text:p text:style-name="P1">Слайд 3</text:p>
      <text:p text:style-name="P4">А чтобы было более понятно, приведем пример расширяемого эссе, написанного авторами программы.</text:p>
      <text:p text:style-name="P4"/>
      <text:p text:style-name="P1">Мы можем наблюдать кнопки слева от текста. <text:span text:style-name="T1">Нажав на первую, мы увидем</text:span> пример, <text:span text:style-name="T1">вторая подскажет,</text:span> где можно прочесть <text:span text:style-name="T1">о том, что говорится в тексте, а нажав на последнюю</text:span> <text:span text:style-name="T1">мы получим </text:span>контрольный вопрос, <text:span text:style-name="T1">ответив на который сможем понять, насколько хорошо усвоили материал</text:span>. <text:span text:style-name="T1">Давайте нажмем и посмотрим что получится</text:span></text:p>
      <text:p text:style-name="P1"/>
      <text:p text:style-name="P1">Слайд 4</text:p>
      <text:p text:style-name="P1">На кнопки-стрелочки, находящиеся слева от текста также можно нажать, тогда расширение свернется в первоначальный вид. <text:span text:style-name="T1">Кстати, с момента создания программы было написано всего одно расширяемое эссе, причем самими же авторами. Давайте посмотрим, что должен предпринять автор для написания эссе и таким образом найдем причину непопулярности программы.</text:span></text:p>
      <text:p text:style-name="P1"/>
      <text:p text:style-name="P1">Слайд 5</text:p>
      <text:p text:style-name="P1"><text:span text:style-name="T1">Итак, это исходный код кусочка эссе, который мы видели выше</text:span>. <text:s/>Для того, чтобы представить текст в виде расши<text:span text:style-name="T4">ряемого эссе, будущему автору эссе предстоит представить текст в xml-формате специального вида. Наверное это не очень удобно, особенно страшно выглядит для людей, не знакомых с языками разметки.</text:span> Особое внимание стоит уделить проблеме вставки формул. Для вставки формулы в текст следует создать ее изображение и уже его вставлять в текст. <text:span text:style-name="T4">Кстати говоря, в эссе о сложности алгоритмах 751 формула, соответственно для каждой есть представление в виде картинки</text:span></text:p>
      <text:p text:style-name="P1"/>
      <text:p text:style-name="P1">Слайд 6</text:p>
      <text:p text:style-name="P1">Все это наводит на мысль, что <text:span text:style-name="T4">есть</text:span> необходимость в программном средстве для удобного написания расширяемых эссе. <text:span text:style-name="T4">Итак, постановка задачи</text:span></text:p>
      <text:p text:style-name="P1"/>
      <text:p text:style-name="P1">Слайд 7</text:p>
      <text:p text:style-name="P1">Предполагается, что интерфейс программы будет выглядеть таким образом. Содержание будет представлено в виде вложенного дерева из глав и абзацев. В <text:span text:style-name="T4">правом окошке</text:span> будет отображаться текст абзаца — базовой части или расширений. В окошке <text:s/>файл будет <text:soft-page-break/>находиться кнопка, запускающая процесс преобразования написанного текста в xml-файл установленного вида. </text:p>
      <text:p text:style-name="P1"/>
      <text:p text:style-name="P1">Слайд 8.</text:p>
      <text:p text:style-name="P6">Я уже выделяла проблему вставки формул, поэтому хочется, чтобы в моей программе была возможность сделать <text:span text:style-name="T5">этот</text:span> процесс более доступным. <text:span text:style-name="T5">Для этих целей будет использовать библиотека MathJAX — преобразующая формулы в формате ТеХ в картинки и также возможно написания алгоритма, преобразующего формулы в язык MathML — языка, встроенного в HTML5, для преобразования формул на HTML старнице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ычный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19:20.388259747</meta:creation-date>
    <dc:date>2016-12-07T16:32:37.123187919</dc:date>
    <meta:editing-duration>PT5M3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24" meta:word-count="423" meta:character-count="2990" meta:non-whitespace-character-count="2580"/>
  </office:meta>
</office:document-meta>
</file>